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.198in" fo:text-indent="0in" style:auto-text-indent="false"/>
    </style:style>
    <style:style style:name="P3" style:family="paragraph" style:parent-style-name="Standard">
      <style:paragraph-properties fo:margin-left="0.198in" fo:margin-right="0.198in" fo:text-align="center" style:justify-single-word="false" fo:text-indent="0in" style:auto-text-indent="false"/>
    </style:style>
    <style:style style:name="P4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color="#008000" fo:font-size="16pt" style:font-size-asian="16pt" style:font-size-complex="16pt"/>
    </style:style>
    <style:style style:name="P6" style:family="paragraph" style:parent-style-name="Standard">
      <style:paragraph-properties fo:margin-left="0.198in" fo:margin-right="0in" fo:text-indent="0in" style:auto-text-indent="false"/>
    </style:style>
    <style:style style:name="P7" style:family="paragraph" style:parent-style-name="Standard">
      <style:paragraph-properties fo:margin-left="0.198in" fo:margin-right="0.198in" fo:text-indent="0in" style:auto-text-indent="false"/>
    </style:style>
    <style:style style:name="P8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color="#008000" fo:font-size="16pt" style:font-size-asian="16pt" style:font-size-complex="16pt"/>
    </style:style>
    <style:style style:name="P9" style:family="paragraph" style:parent-style-name="Standard">
      <style:paragraph-properties fo:margin-left="0.198in" fo:margin-right="0.198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.198in" fo:margin-right="0.198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ff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5">The BOARD18 Project</text:p><text:p text:style-name="P2"/><text:p text:style-name="P3">The Board18 WIKI at <text:span text:style-name="T1">wiki.board18.org</text:span></text:p><text:p text:style-name="P3">contains information about the project and</text:p><text:p text:style-name="P3">about helping to develop BOARD18.</text:p><text:p text:style-name="P2"/><text:p text:style-name="P4">To join the project contact Rich Price at</text:p><text:p text:style-name="P4"><text:s/><text:span text:style-name="T2">rich@gandalf.ws</text:span> or 847 224 8870.</text:p><text:p text:style-name="P2"/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4-02-11T10:13:50</dc:date>
    <dc:creator>Richard Price</dc:creator>
    <meta:editing-duration>PT33M1S</meta:editing-duration>
    <meta:editing-cycles>3</meta:editing-cycles>
    <meta:generator>LibreOffice/3.5$Linux_x86 LibreOffice_project/350m1$Build-2</meta:generator>
    <meta:printed-by>Richard Price</meta:printed-by>
    <meta:print-date>2014-02-11T10:13:42</meta:print-date>
    <meta:document-statistic meta:table-count="0" meta:image-count="0" meta:object-count="0" meta:page-count="1" meta:paragraph-count="65" meta:word-count="320" meta:character-count="2050" meta:non-whitespace-character-count="1770"/>
  </office:meta>
</office:document-meta>
</file>